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7pt" style:font-size-asian="17pt" style:font-size-complex="17pt" fo:language="en" fo:country="US"/>
    </style:style>
    <style:style style:name="P2" style:parent-style-name="Normal" style:family="paragraph">
      <style:text-properties fo:font-weight="bold" style:font-weight-asian="bold" style:font-weight-complex="bold" fo:font-size="17pt" style:font-size-asian="17pt" style:font-size-complex="17pt" fo:language="en" fo:country="US"/>
    </style:style>
    <style:style style:name="P3" style:parent-style-name="Normal" style:family="paragraph">
      <style:text-properties fo:font-weight="bold" style:font-weight-asian="bold" style:font-weight-complex="bold" fo:font-size="17pt" style:font-size-asian="17pt" style:font-size-complex="17pt"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P42" style:parent-style-name="Normal" style:family="paragraph">
      <style:text-properties fo:language="en" fo:country="US"/>
    </style:style>
    <style:style style:name="P43" style:parent-style-name="Normal" style:family="paragraph">
      <style:text-properties fo:language="en" fo:country="US"/>
    </style:style>
    <style:style style:name="P44" style:parent-style-name="Normal" style:family="paragraph">
      <style:text-properties fo:language="en" fo:country="US"/>
    </style:style>
    <style:style style:name="P45" style:parent-style-name="Normal" style:family="paragraph">
      <style:text-properties fo:language="en" fo:country="US"/>
    </style:style>
    <style:style style:name="P46" style:parent-style-name="Normal" style:family="paragraph">
      <style:text-properties fo:language="en" fo:country="US"/>
    </style:style>
    <style:style style:name="P47" style:parent-style-name="Normal" style:family="paragraph">
      <style:text-properties fo:language="en" fo:country="US"/>
    </style:style>
    <style:style style:name="P48" style:parent-style-name="Normal" style:family="paragraph">
      <style:text-properties fo:language="en" fo:country="US"/>
    </style:style>
    <style:style style:name="P49" style:parent-style-name="Normal" style:family="paragraph">
      <style:text-properties fo:language="en" fo:country="US"/>
    </style:style>
    <style:style style:name="P50" style:parent-style-name="Normal" style:family="paragraph">
      <style:text-properties fo:language="en" fo:country="US"/>
    </style:style>
    <style:style style:name="P51" style:parent-style-name="Normal" style:family="paragraph">
      <style:text-properties fo:language="en" fo:country="US"/>
    </style:style>
    <style:style style:name="P52" style:parent-style-name="Normal" style:family="paragraph">
      <style:text-properties fo:language="en" fo:country="US"/>
    </style:style>
    <style:style style:name="P53" style:parent-style-name="Normal" style:family="paragraph">
      <style:text-properties fo:language="en" fo:country="US"/>
    </style:style>
    <style:style style:name="P54" style:parent-style-name="Normal" style:family="paragraph">
      <style:text-properties fo:language="en" fo:country="US"/>
    </style:style>
    <style:style style:name="P55" style:parent-style-name="Normal" style:family="paragraph">
      <style:text-properties fo:language="en" fo:country="US"/>
    </style:style>
    <style:style style:name="P56" style:parent-style-name="Normal" style:family="paragraph">
      <style:text-properties fo:language="en" fo:country="US"/>
    </style:style>
    <style:style style:name="P57" style:parent-style-name="Normal" style:family="paragraph">
      <style:text-properties fo:language="en" fo:country="US"/>
    </style:style>
    <style:style style:name="P58" style:parent-style-name="Normal" style:family="paragraph">
      <style:text-properties fo:language="en" fo:country="US"/>
    </style:style>
    <style:style style:name="P59" style:parent-style-name="Normal" style:family="paragraph">
      <style:text-properties fo:language="en" fo:country="US"/>
    </style:style>
    <style:style style:name="P60" style:parent-style-name="Normal" style:family="paragraph">
      <style:text-properties fo:language="en" fo:country="US"/>
    </style:style>
    <style:style style:name="P61" style:parent-style-name="Normal" style:family="paragraph">
      <style:text-properties fo:language="en" fo:country="US"/>
    </style:style>
    <style:style style:name="P62" style:parent-style-name="Normal" style:family="paragraph">
      <style:text-properties fo:language="en" fo:country="US"/>
    </style:style>
    <style:style style:name="P63" style:parent-style-name="Normal" style:family="paragraph">
      <style:text-properties fo:language="en" fo:country="US"/>
    </style:style>
    <style:style style:name="P64" style:parent-style-name="Normal" style:family="paragraph">
      <style:text-properties fo:language="en" fo:country="US"/>
    </style:style>
    <style:style style:name="P65" style:parent-style-name="Normal" style:family="paragraph">
      <style:text-properties fo:language="en" fo:country="US"/>
    </style:style>
    <style:style style:name="P66" style:parent-style-name="Normal" style:family="paragraph">
      <style:text-properties fo:language="en" fo:country="US"/>
    </style:style>
    <style:style style:name="P67" style:parent-style-name="Normal" style:family="paragraph">
      <style:text-properties fo:language="en" fo:country="US"/>
    </style:style>
    <style:style style:name="P68" style:parent-style-name="Normal" style:family="paragraph">
      <style:text-properties fo:language="en" fo:country="US"/>
    </style:style>
    <style:style style:name="P69" style:parent-style-name="Normal" style:family="paragraph">
      <style:text-properties fo:language="en" fo:country="US"/>
    </style:style>
    <style:style style:name="P70" style:parent-style-name="Normal" style:family="paragraph">
      <style:text-properties fo:language="en" fo:country="US"/>
    </style:style>
    <style:style style:name="P71" style:parent-style-name="Normal" style:family="paragraph">
      <style:text-properties fo:language="en" fo:country="US"/>
    </style:style>
    <style:style style:name="P72" style:parent-style-name="Normal" style:family="paragraph">
      <style:text-properties fo:language="en" fo:country="US"/>
    </style:style>
    <style:style style:name="P73" style:parent-style-name="Normal" style:family="paragraph">
      <style:text-properties fo:language="en" fo:country="US"/>
    </style:style>
    <style:style style:name="P74" style:parent-style-name="Normal" style:family="paragraph">
      <style:text-properties fo:language="en" fo:country="US"/>
    </style:style>
    <style:style style:name="P75" style:parent-style-name="Normal" style:family="paragraph">
      <style:text-properties fo:language="en" fo:country="US"/>
    </style:style>
    <style:style style:name="P76" style:parent-style-name="Normal" style:family="paragraph">
      <style:text-properties fo:language="en" fo:country="US"/>
    </style:style>
    <style:style style:name="P77" style:parent-style-name="Normal" style:family="paragraph">
      <style:text-properties fo:language="en" fo:country="US"/>
    </style:style>
    <style:style style:name="P78" style:parent-style-name="Normal" style:family="paragraph">
      <style:text-properties fo:language="en" fo:country="US"/>
    </style:style>
    <style:style style:name="P79" style:parent-style-name="Normal" style:family="paragraph">
      <style:text-properties fo:language="en" fo:country="US"/>
    </style:style>
    <style:style style:name="P80" style:parent-style-name="Normal" style:family="paragraph">
      <style:text-properties fo:language="en" fo:country="US"/>
    </style:style>
    <style:style style:name="P81" style:parent-style-name="Normal" style:family="paragraph">
      <style:text-properties fo:language="en" fo:country="US"/>
    </style:style>
    <style:style style:name="P82" style:parent-style-name="Normal" style:family="paragraph">
      <style:text-properties fo:language="en" fo:country="US"/>
    </style:style>
    <style:style style:name="P83" style:parent-style-name="Normal" style:family="paragraph">
      <style:text-properties fo:language="en" fo:country="US"/>
    </style:style>
    <style:style style:name="P84" style:parent-style-name="Normal" style:family="paragraph">
      <style:text-properties fo:language="en" fo:country="US"/>
    </style:style>
    <style:style style:name="P85" style:parent-style-name="Normal" style:family="paragraph">
      <style:text-properties fo:language="en" fo:country="US"/>
    </style:style>
    <style:style style:name="P86" style:parent-style-name="Normal" style:family="paragraph">
      <style:text-properties fo:language="en" fo:country="US"/>
    </style:style>
    <style:style style:name="P87" style:parent-style-name="Normal" style:family="paragraph">
      <style:text-properties fo:language="en" fo:country="US"/>
    </style:style>
    <style:style style:name="P88" style:parent-style-name="Normal" style:family="paragraph">
      <style:text-properties fo:language="en" fo:country="US"/>
    </style:style>
    <style:style style:name="P89" style:parent-style-name="Normal" style:family="paragraph">
      <style:text-properties fo:language="en" fo:country="US"/>
    </style:style>
    <style:style style:name="P90" style:parent-style-name="Normal" style:family="paragraph">
      <style:text-properties fo:language="en" fo:country="US"/>
    </style:style>
    <style:style style:name="P91" style:parent-style-name="Normal" style:family="paragraph">
      <style:text-properties fo:language="en" fo:country="US"/>
    </style:style>
    <style:style style:name="P92" style:parent-style-name="Normal" style:family="paragraph">
      <style:text-properties fo:language="en" fo:country="US"/>
    </style:style>
    <style:style style:name="P93" style:parent-style-name="Normal" style:family="paragraph">
      <style:text-properties fo:language="en" fo:country="US"/>
    </style:style>
    <style:style style:name="P94" style:parent-style-name="Normal" style:family="paragraph">
      <style:text-properties fo:language="en" fo:country="US"/>
    </style:style>
    <style:style style:name="P95" style:parent-style-name="Normal" style:family="paragraph">
      <style:text-properties fo:language="en" fo:country="US"/>
    </style:style>
    <style:style style:name="P96" style:parent-style-name="Normal" style:family="paragraph">
      <style:text-properties fo:language="en" fo:country="US"/>
    </style:style>
    <style:style style:name="P97" style:parent-style-name="Normal" style:family="paragraph">
      <style:text-properties fo:language="en" fo:country="US"/>
    </style:style>
    <style:style style:name="P98" style:parent-style-name="Normal" style:family="paragraph">
      <style:text-properties fo:language="en" fo:country="US"/>
    </style:style>
    <style:style style:name="P99" style:parent-style-name="Normal" style:family="paragraph">
      <style:text-properties fo:language="en" fo:country="US"/>
    </style:style>
    <style:style style:name="P100" style:parent-style-name="Normal" style:family="paragraph">
      <style:text-properties fo:language="en" fo:country="US"/>
    </style:style>
    <style:style style:name="P101" style:parent-style-name="Normal" style:family="paragraph">
      <style:text-properties fo:language="en" fo:country="US"/>
    </style:style>
    <style:style style:name="P102" style:parent-style-name="Normal" style:family="paragraph">
      <style:text-properties fo:language="en" fo:country="US"/>
    </style:style>
    <style:style style:name="P103" style:parent-style-name="Normal" style:family="paragraph">
      <style:text-properties fo:language="en" fo:country="US"/>
    </style:style>
    <style:style style:name="P104" style:parent-style-name="Normal" style:family="paragraph">
      <style:text-properties fo:language="en" fo:country="US"/>
    </style:style>
    <style:style style:name="P105" style:parent-style-name="Normal" style:family="paragraph">
      <style:text-properties fo:language="en" fo:country="US"/>
    </style:style>
    <style:style style:name="P106" style:parent-style-name="Normal" style:family="paragraph">
      <style:text-properties fo:language="en" fo:country="US"/>
    </style:style>
    <style:style style:name="P107" style:parent-style-name="Normal" style:family="paragraph">
      <style:text-properties fo:language="en" fo:country="US"/>
    </style:style>
    <style:style style:name="P108" style:parent-style-name="Normal" style:family="paragraph">
      <style:text-properties fo:language="en" fo:country="US"/>
    </style:style>
    <style:style style:name="P109" style:parent-style-name="Normal" style:family="paragraph">
      <style:text-properties fo:language="en" fo:country="US"/>
    </style:style>
    <style:style style:name="P110" style:parent-style-name="Normal" style:family="paragraph">
      <style:text-properties fo:language="en" fo:country="US"/>
    </style:style>
    <style:style style:name="P111" style:parent-style-name="Normal" style:family="paragraph">
      <style:text-properties fo:language="en" fo:country="US"/>
    </style:style>
    <style:style style:name="P112" style:parent-style-name="Normal" style:family="paragraph">
      <style:text-properties fo:language="en" fo:country="US"/>
    </style:style>
    <style:style style:name="P113" style:parent-style-name="Normal" style:family="paragraph">
      <style:text-properties fo:language="en" fo:country="US"/>
    </style:style>
    <style:style style:name="P114" style:parent-style-name="Normal" style:family="paragraph">
      <style:text-properties fo:language="en" fo:country="US"/>
    </style:style>
    <style:style style:name="P115" style:parent-style-name="Normal" style:family="paragraph">
      <style:text-properties fo:language="en" fo:country="US"/>
    </style:style>
    <style:style style:name="P116" style:parent-style-name="Normal" style:family="paragraph">
      <style:text-properties fo:language="en" fo:country="US"/>
    </style:style>
    <style:style style:name="P117" style:parent-style-name="Normal" style:family="paragraph">
      <style:text-properties fo:language="en" fo:country="US"/>
    </style:style>
    <style:style style:name="P118" style:parent-style-name="Normal" style:family="paragraph">
      <style:text-properties fo:language="en" fo:country="US"/>
    </style:style>
    <style:style style:name="P119" style:parent-style-name="Normal" style:family="paragraph">
      <style:text-properties fo:language="en" fo:country="US"/>
    </style:style>
    <style:style style:name="P120" style:parent-style-name="Normal" style:family="paragraph">
      <style:text-properties fo:language="en" fo:country="US"/>
    </style:style>
    <style:style style:name="P121" style:parent-style-name="Normal" style:family="paragraph">
      <style:text-properties fo:language="en" fo:country="US"/>
    </style:style>
    <style:style style:name="P122" style:parent-style-name="Normal" style:family="paragraph">
      <style:text-properties fo:language="en" fo:country="US"/>
    </style:style>
    <style:style style:name="P123" style:parent-style-name="Normal" style:family="paragraph">
      <style:text-properties fo:language="en" fo:country="US"/>
    </style:style>
    <style:style style:name="P124" style:parent-style-name="Normal" style:family="paragraph">
      <style:text-properties fo:language="en" fo:country="US"/>
    </style:style>
    <style:style style:name="P125" style:parent-style-name="Normal" style:family="paragraph">
      <style:text-properties fo:language="en" fo:country="US"/>
    </style:style>
    <style:style style:name="P126" style:parent-style-name="Normal" style:family="paragraph">
      <style:text-properties fo:language="en" fo:country="US"/>
    </style:style>
    <style:style style:name="P127" style:parent-style-name="Normal" style:family="paragraph">
      <style:text-properties fo:language="en" fo:country="US"/>
    </style:style>
    <style:style style:name="P128" style:parent-style-name="Normal" style:family="paragraph">
      <style:text-properties fo:language="en" fo:country="US"/>
    </style:style>
    <style:style style:name="P129" style:parent-style-name="Normal" style:family="paragraph">
      <style:text-properties fo:language="en" fo:country="US"/>
    </style:style>
    <style:style style:name="P130" style:parent-style-name="Normal" style:family="paragraph">
      <style:text-properties fo:language="en" fo:country="US"/>
    </style:style>
    <style:style style:name="P131" style:parent-style-name="Normal" style:family="paragraph">
      <style:text-properties fo:language="en" fo:country="US"/>
    </style:style>
    <style:style style:name="P132" style:parent-style-name="Normal" style:family="paragraph">
      <style:text-properties fo:language="en" fo:country="US"/>
    </style:style>
    <style:style style:name="T133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Ahmed tarek gooda<text:s/></text:p>
      <text:p text:style-name="P2">41810257</text:p>
      <text:p text:style-name="P3">Assignment<text:s/></text:p>
      <text:p text:style-name="P4"/>
      <text:p text:style-name="P5">package javaapplication16;</text:p>
      <text:p text:style-name="P6"/>
      <text:p text:style-name="P7">import java.util.ArrayList;</text:p>
      <text:p text:style-name="P8">import java.util.Scanner;</text:p>
      <text:p text:style-name="P9"/>
      <text:p text:style-name="P10">class MenuItem {</text:p>
      <text:p text:style-name="P11"><text:s text:c="4"/>String item;</text:p>
      <text:p text:style-name="P12"><text:s text:c="4"/>String type;</text:p>
      <text:p text:style-name="P13"><text:s text:c="4"/>double price;</text:p>
      <text:p text:style-name="P14"><text:s text:c="4"/></text:p>
      <text:p text:style-name="P15"><text:s text:c="4"/>public MenuItem(String item, String type, double price) {</text:p>
      <text:p text:style-name="P16"><text:s text:c="8"/>this.item = item;</text:p>
      <text:p text:style-name="P17"><text:s text:c="8"/>this.type = type;</text:p>
      <text:p text:style-name="P18"><text:s text:c="8"/>this.price = price;</text:p>
      <text:p text:style-name="P19"><text:s text:c="4"/>}</text:p>
      <text:p text:style-name="P20">}</text:p>
      <text:p text:style-name="P21"/>
      <text:p text:style-name="P22">class CoffeeShop {</text:p>
      <text:p text:style-name="P23"><text:s text:c="4"/>String name;</text:p>
      <text:p text:style-name="P24"><text:s text:c="4"/>ArrayList&lt;MenuItem&gt; menu;</text:p>
      <text:p text:style-name="P25"><text:s text:c="4"/>ArrayList&lt;String&gt; orders;</text:p>
      <text:p text:style-name="P26"><text:s text:c="4"/></text:p>
      <text:p text:style-name="P27"><text:s text:c="4"/>public CoffeeShop(String name, ArrayList&lt;MenuItem&gt; menu) {</text:p>
      <text:p text:style-name="P28"><text:s text:c="8"/>this.name = name;</text:p>
      <text:p text:style-name="P29"><text:s text:c="8"/>this.menu = menu;</text:p>
      <text:p text:style-name="P30"><text:s text:c="8"/>this.orders = new ArrayList&lt;String&gt;();</text:p>
      <text:p text:style-name="P31"><text:s text:c="4"/>}</text:p>
      <text:p text:style-name="P32"><text:s text:c="4"/></text:p>
      <text:p text:style-name="P33"><text:s text:c="4"/>public String addOrder(String item) {</text:p>
      <text:p text:style-name="P34"><text:s text:c="8"/>for (MenuItem menuItem : menu) {</text:p>
      <text:p text:style-name="P35"><text:s text:c="12"/>if (menuItem.item.equalsIgnoreCase(item)) {</text:p>
      <text:p text:style-name="P36"><text:s text:c="16"/>orders.add(item);</text:p>
      <text:p text:style-name="P37"><text:s text:c="16"/>return "Order added!";</text:p>
      <text:p text:style-name="P38"><text:s text:c="12"/>}</text:p>
      <text:p text:style-name="P39"><text:s text:c="8"/>}</text:p>
      <text:p text:style-name="P40"><text:s text:c="8"/>return "This item is currently unavailable!";</text:p>
      <text:p text:style-name="P41"><text:s text:c="4"/>}</text:p>
      <text:p text:style-name="P42"><text:s text:c="4"/></text:p>
      <text:p text:style-name="P43"><text:s text:c="4"/>public String fulfillOrder() {</text:p>
      <text:p text:style-name="P44"><text:s text:c="8"/>if (!orders.isEmpty()) {</text:p>
      <text:p text:style-name="P45"><text:s text:c="12"/>String item = orders.get(0);</text:p>
      <text:p text:style-name="P46"><text:s text:c="12"/>orders.remove(0);</text:p>
      <text:p text:style-name="P47"><text:s text:c="12"/>return "The " + item + " is ready!";</text:p>
      <text:p text:style-name="P48"><text:s text:c="8"/>} else {</text:p>
      <text:p text:style-name="P49"><text:s text:c="12"/>return "All orders have been fulfilled!";</text:p>
      <text:p text:style-name="P50"><text:s text:c="8"/>}</text:p>
      <text:p text:style-name="P51"><text:s text:c="4"/>}</text:p>
      <text:p text:style-name="P52"><text:s text:c="4"/></text:p>
      <text:p text:style-name="P53"><text:s text:c="4"/>public ArrayList&lt;String&gt; listOrders() {</text:p>
      <text:p text:style-name="P54"><text:s text:c="8"/>return orders;</text:p>
      <text:p text:style-name="P55"><text:s text:c="4"/>}</text:p>
      <text:p text:style-name="P56"><text:s text:c="4"/></text:p>
      <text:p text:style-name="P57"><text:s text:c="4"/>public double dueAmount() {</text:p>
      <text:p text:style-name="P58"><text:s text:c="8"/>double total = 0.0;</text:p>
      <text:p text:style-name="P59"><text:s text:c="8"/>for (String order : orders) {</text:p>
      <text:p text:style-name="P60"><text:s text:c="12"/>for (MenuItem menuItem : menu) {</text:p>
      <text:p text:style-name="P61"><text:s text:c="16"/>if (menuItem.item.equalsIgnoreCase(order)) {</text:p>
      <text:p text:style-name="P62"><text:s text:c="20"/>total += menuItem.price;</text:p>
      <text:p text:style-name="P63"><text:s text:c="16"/>}</text:p>
      <text:p text:style-name="P64"><text:s text:c="12"/>}</text:p>
      <text:p text:style-name="P65"><text:s text:c="8"/>}</text:p>
      <text:p text:style-name="P66"><text:s text:c="8"/>return total;</text:p>
      <text:p text:style-name="P67"><text:s text:c="4"/>}</text:p>
      <text:p text:style-name="P68"><text:s text:c="4"/></text:p>
      <text:p text:style-name="P69"><text:s text:c="4"/>public String cheapestItem() {</text:p>
      <text:p text:style-name="P70"><text:s text:c="8"/>double minPrice = Double.MAX_VALUE;</text:p>
      <text:p text:style-name="P71"><text:s text:c="8"/>String cheapest = "";</text:p>
      <text:p text:style-name="P72"><text:s text:c="8"/>for (MenuItem menuItem : menu) {</text:p>
      <text:p text:style-name="P73"><text:s text:c="12"/>if (menuItem.price &lt; minPrice) {</text:p>
      <text:p text:style-name="P74"><text:s text:c="16"/>minPrice = menuItem.price;</text:p>
      <text:p text:style-name="P75"><text:s text:c="16"/>cheapest = menuItem.item;</text:p>
      <text:p text:style-name="P76"><text:s text:c="12"/>}</text:p>
      <text:p text:style-name="P77"><text:s text:c="8"/>}</text:p>
      <text:p text:style-name="P78"><text:s text:c="8"/>return cheapest;</text:p>
      <text:p text:style-name="P79"><text:s text:c="4"/>}</text:p>
      <text:p text:style-name="P80"><text:s text:c="4"/></text:p>
      <text:p text:style-name="P81"><text:s text:c="4"/>public ArrayList&lt;String&gt; drinksOnly() {</text:p>
      <text:p text:style-name="P82"><text:s text:c="8"/>ArrayList&lt;String&gt; drinkList = new ArrayList&lt;String&gt;();</text:p>
      <text:p text:style-name="P83"><text:s text:c="8"/>for (MenuItem menuItem : menu) {</text:p>
      <text:p text:style-name="P84"><text:s text:c="12"/>if (menuItem.type.equalsIgnoreCase("drink")) {</text:p>
      <text:p text:style-name="P85"><text:s text:c="16"/>drinkList.add(menuItem.item);</text:p>
      <text:p text:style-name="P86"><text:s text:c="12"/>}</text:p>
      <text:p text:style-name="P87"><text:s text:c="8"/>}</text:p>
      <text:p text:style-name="P88"><text:s text:c="8"/>return drinkList;</text:p>
      <text:p text:style-name="P89"><text:s text:c="4"/>}</text:p>
      <text:p text:style-name="P90"><text:s text:c="4"/></text:p>
      <text:p text:style-name="P91"><text:s text:c="4"/>public ArrayList&lt;String&gt; foodOnly() {</text:p>
      <text:p text:style-name="P92"><text:s text:c="8"/>ArrayList&lt;String&gt; foodList = new ArrayList&lt;String&gt;();</text:p>
      <text:p text:style-name="P93"><text:s text:c="8"/>for (MenuItem menuItem : menu) {</text:p>
      <text:p text:style-name="P94"><text:s text:c="12"/>if (menuItem.type.equalsIgnoreCase("food")) {</text:p>
      <text:p text:style-name="P95"><text:s text:c="16"/>foodList.add(menuItem.item);</text:p>
      <text:p text:style-name="P96"><text:s text:c="12"/>}</text:p>
      <text:p text:style-name="P97"><text:s text:c="8"/>}</text:p>
      <text:p text:style-name="P98"><text:s text:c="8"/>return foodList;</text:p>
      <text:p text:style-name="P99"><text:s text:c="4"/>}</text:p>
      <text:p text:style-name="P100">}</text:p>
      <text:p text:style-name="P101"/>
      <text:p text:style-name="P102">public class Main {</text:p>
      <text:p text:style-name="P103"><text:s text:c="4"/>public static void main(String[] args) {</text:p>
      <text:p text:style-name="P104"><text:s text:c="8"/>ArrayList&lt;MenuItem&gt; menu = new ArrayList&lt;MenuItem&gt;();</text:p>
      <text:p text:style-name="P105"><text:s text:c="8"/>menu.add(new MenuItem("Latte", "Drink", 3.50));</text:p>
      <text:p text:style-name="P106"><text:s text:c="8"/>menu.add(new MenuItem("Cappuccino", "Drink", 3.00));</text:p>
      <text:p text:style-name="P107"><text:s text:c="8"/>menu.add(new MenuItem("Espresso", "Drink", 2.50));</text:p>
      <text:p text:style-name="P108"><text:s text:c="8"/>menu.add(new MenuItem("Croissant", "Food", 2.00));</text:p>
      <text:p text:style-name="P109"><text:s text:c="8"/>menu.add(new MenuItem("Bagel", "Food", 2.50));</text:p>
      <text:p text:style-name="P110"><text:s text:c="8"/></text:p>
      <text:p text:style-name="P111"><text:s text:c="8"/>CoffeeShop coffeeShop = new CoffeeShop("My Coffee Shop", menu);</text:p>
      <text:p text:style-name="P112"><text:s text:c="8"/></text:p>
      <text:p text:style-name="P113"><text:s text:c="8"/>Scanner scanner = new Scanner(System.in);</text:p>
      <text:p text:style-name="P114"><text:s text:c="8"/></text:p>
      <text:p text:style-name="P115"><text:s text:c="8"/>while (true) {</text:p>
      <text:p text:style-name="P116"><text:s text:c="12"/>System.out.println("Enter your order (or 'exit' to quit): ");</text:p>
      <text:p text:style-name="P117"><text:s text:c="12"/>String order = scanner.nextLine();</text:p>
      <text:p text:style-name="P118"><text:s text:c="12"/>if (order.equalsIgnoreCase("exit")) {</text:p>
      <text:p text:style-name="P119"><text:s text:c="16"/>break;</text:p>
      <text:p text:style-name="P120"><text:s text:c="12"/>}</text:p>
      <text:p text:style-name="P121"><text:s text:c="12"/>String response = coffeeShop.addOrder(order);</text:p>
      <text:p text:style-name="P122"><text:s text:c="12"/>System.out.println(response);</text:p>
      <text:p text:style-name="P123"><text:s text:c="8"/>}</text:p>
      <text:p text:style-name="P124"><text:s text:c="8"/></text:p>
      <text:p text:style-name="P125"><text:s text:c="8"/>System.out.println(coffeeShop.listOrders());</text:p>
      <text:p text:style-name="P126"><text:s text:c="8"/></text:p>
      <text:p text:style-name="P127"><text:s text:c="8"/>System.out.println("Total due: " + coffeeShop.dueAmount());</text:p>
      <text:p text:style-name="P128"><text:s text:c="8"/></text:p>
      <text:p text:style-name="P129"><text:s text:c="8"/>System.out.println("Cheapest item: " + coffeeShop.cheapestItem());</text:p>
      <text:p text:style-name="P130"><text:s text:c="8"/></text:p>
      <text:p text:style-name="P131"><text:s text:c="7"/></text:p>
      <text:p text:style-name="P132"><text:s text:c="4"/>}</text:p>
      <text:p text:style-name="Normal"><text:span text:style-name="T133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hmed tarek gooda</meta:initial-creator>
    <dc:creator>Ahmed tarek gooda</dc:creator>
    <meta:creation-date>2023-05-22T16:55:00Z</meta:creation-date>
    <dc:date>2023-05-22T16:55:00Z</dc:date>
    <meta:template xlink:href="Normal.dotm" xlink:type="simple"/>
    <meta:editing-cycles>3</meta:editing-cycles>
    <meta:editing-duration>PT60S</meta:editing-duration>
    <meta:document-statistic meta:page-count="1" meta:paragraph-count="7" meta:word-count="555" meta:character-count="3714" meta:row-count="26" meta:non-whitespace-character-count="3166"/>
  </office:meta>
</office:document-meta>
</file>